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2">
            <text:p text:style-name="CI-T-Cidx">32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RETCHING AND GAGGING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RETCHING AND GAGGI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8" office:value-type="string">
            <text:p text:style-name="SK-T-L1">32004,2,32004</text:p>
          </table:table-cell>
          <table:table-cell table:style-name="Table3.A2" table:number-rows-spanned="15" office:value-type="string">
            <text:p text:style-name="SK-T-L2"><text:span text:style-name="SK-T-L2-C1">Retching and gagging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6:46.77</dc:date>
    <meta:editing-duration>PT1M13S</meta:editing-duration>
    <meta:editing-cycles>2</meta:editing-cycles>
    <meta:document-statistic meta:table-count="2" meta:image-count="0" meta:object-count="0" meta:page-count="2" meta:paragraph-count="69" meta:word-count="86" meta:character-count="367"/>
  </office:meta>
</office:document-meta>
</file>